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0791e" officeooo:paragraph-rsid="0000791e"/>
    </style:style>
    <style:style style:name="P2" style:family="paragraph" style:parent-style-name="Standard">
      <style:text-properties fo:font-weight="bold" officeooo:rsid="0000791e" officeooo:paragraph-rsid="0000791e" style:font-weight-asian="bold" style:font-weight-complex="bold"/>
    </style:style>
    <style:style style:name="P3" style:family="paragraph" style:parent-style-name="Standard">
      <style:text-properties fo:font-weight="normal" officeooo:rsid="0000791e" officeooo:paragraph-rsid="0000791e" style:font-weight-asian="normal" style:font-weight-complex="normal"/>
    </style:style>
    <style:style style:name="P4" style:family="paragraph" style:parent-style-name="Standard">
      <style:text-properties fo:font-weight="normal" officeooo:rsid="00023a29" officeooo:paragraph-rsid="00023a29" style:font-weight-asian="normal" style:font-weight-complex="normal"/>
    </style:style>
    <style:style style:name="P5" style:family="paragraph" style:parent-style-name="Standard">
      <style:text-properties fo:font-weight="normal" officeooo:rsid="0002a362" officeooo:paragraph-rsid="0002a362" style:font-weight-asian="normal" style:font-weight-complex="normal"/>
    </style:style>
    <style:style style:name="P6" style:family="paragraph" style:parent-style-name="Standard">
      <style:text-properties fo:font-weight="normal" officeooo:rsid="0004bfd6" officeooo:paragraph-rsid="0004bfd6" style:font-weight-asian="normal" style:font-weight-complex="normal"/>
    </style:style>
    <style:style style:name="P7" style:family="paragraph" style:parent-style-name="Standard">
      <style:text-properties fo:font-weight="normal" officeooo:rsid="0004bfd6" officeooo:paragraph-rsid="0005f518" style:font-weight-asian="normal" style:font-weight-complex="normal"/>
    </style:style>
    <style:style style:name="P8" style:family="paragraph" style:parent-style-name="Standard">
      <style:text-properties fo:font-weight="normal" officeooo:rsid="0005f518" officeooo:paragraph-rsid="0005f518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 Interactive Platform for yeast cell experiments.</text:p>
      <text:p text:style-name="P1"/>
      <text:p text:style-name="P2">WRITING:</text:p>
      <text:p text:style-name="P2">Introduction</text:p>
      <text:p text:style-name="P3">Biologists Prefer Interactive systems; Easy-to-use.</text:p>
      <text:p text:style-name="P1"/>
      <text:p text:style-name="P2">Methods</text:p>
      <text:p text:style-name="P3">One View; Single Detection; Create Overlays with different colors; seeded Segmentation using new algorithm.</text:p>
      <text:p text:style-name="P3">Interactively choose overlays and channels</text:p>
      <text:p text:style-name="P3">Data Analysis; Charts.</text:p>
      <text:p text:style-name="P1"/>
      <text:p text:style-name="P2">Results</text:p>
      <text:p text:style-name="P1">Interactive Segmentation ; Interactive Measurment ; Interactive Analysis.</text:p>
      <text:p text:style-name="P1"/>
      <text:p text:style-name="P2">Conclusion</text:p>
      <text:p text:style-name="P3">System for Yeast Biologists. </text:p>
      <text:p text:style-name="P3"/>
      <text:p text:style-name="P2">IMPLEMENTING:</text:p>
      <text:p text:style-name="P3">imageJ2 Overlays / ImgLib Rois / To start a sample Project (from scratch!!) </text:p>
      <text:p text:style-name="P3"/>
      <text:p text:style-name="P4">Started with : download latest imageJTutorials project. </text:p>
      <text:p text:style-name="P5">(Couldn't run normally the simple Plugin; try creating another Prject)</text:p>
      <text:p text:style-name="P5"/>
      <text:p text:style-name="P6">imageJ from Maven Done; </text:p>
      <text:p text:style-name="P6"/>
      <text:p text:style-name="P8">Nov-28-2014: mavenproject1-app → interactiveSegmentation → RunImageJ</text:p>
      <text:p text:style-name="P7"/>
      <text:p text:style-name="P7">Next Continue Developing the Interactive Segment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ed Tleis</meta:initial-creator>
    <meta:creation-date>2014-07-10T16:28:51.733551982</meta:creation-date>
    <meta:generator>LibreOffice/4.2.5.2$Linux_X86_64 LibreOffice_project/420m0$Build-2</meta:generator>
    <dc:date>2014-11-28T12:31:52.162292214</dc:date>
    <dc:creator>Mohamed Tleis</dc:creator>
    <meta:editing-duration>PT43M17S</meta:editing-duration>
    <meta:editing-cycles>6</meta:editing-cycles>
    <meta:document-statistic meta:table-count="0" meta:image-count="0" meta:object-count="0" meta:page-count="1" meta:paragraph-count="19" meta:word-count="98" meta:character-count="779" meta:non-whitespace-character-count="696"/>
  </office:meta>
</office:document-meta>
</file>